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4118in" table:align="left"/>
    </style:style>
    <style:style style:name="Table1.A" style:family="table-column">
      <style:table-column-properties style:column-width="1.0215in"/>
    </style:style>
    <style:style style:name="Table1.B" style:family="table-column">
      <style:table-column-properties style:column-width="1.2243in"/>
    </style:style>
    <style:style style:name="Table1.C" style:family="table-column">
      <style:table-column-properties style:column-width="0.8035in"/>
    </style:style>
    <style:style style:name="Table1.D" style:family="table-column">
      <style:table-column-properties style:column-width="1.362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4174in" table:align="left"/>
    </style:style>
    <style:style style:name="Table2.A" style:family="table-column">
      <style:table-column-properties style:column-width="1.4118in"/>
    </style:style>
    <style:style style:name="Table2.B" style:family="table-column">
      <style:table-column-properties style:column-width="2.8882in"/>
    </style:style>
    <style:style style:name="Table2.C" style:family="table-column">
      <style:table-column-properties style:column-width="2.1174in"/>
    </style:style>
    <style:style style:name="Table2.A1" style:family="table-cell">
      <style:table-cell-properties style:vertical-align="middle"/>
    </style:style>
    <style:style style:name="P1" style:family="paragraph" style:parent-style-name="Standard">
      <style:text-properties officeooo:rsid="0014f623" officeooo:paragraph-rsid="0014f623"/>
    </style:style>
    <style:style style:name="P2" style:family="paragraph" style:parent-style-name="Standard">
      <style:text-properties officeooo:rsid="001713fc" officeooo:paragraph-rsid="001713fc"/>
    </style:style>
    <style:style style:name="P3" style:family="paragraph" style:parent-style-name="Standard">
      <style:text-properties officeooo:paragraph-rsid="001713fc"/>
    </style:style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text-properties fo:color="#009933"/>
    </style:style>
    <style:style style:name="T1" style:family="text">
      <style:text-properties officeooo:rsid="001189be"/>
    </style:style>
    <style:style style:name="T2" style:family="text">
      <style:text-properties officeooo:rsid="001713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<text:span text:style-name="T1">isk</text:span></text:p>
      <text:p text:style-name="Standard"/>
      <text:p text:style-name="Standard">192.168.63.140</text:p>
      <text:p text:style-name="Standard"/>
      <text:p text:style-name="Standard">78:54:2e:e8:8f:29</text:p>
      <text:p text:style-name="Standard"/>
      <text:p text:style-name="Standard"><text:bookmark text:name="tlist1527034491212s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192.168.0.169</text:p>
          </table:table-cell>
          <table:table-cell table:style-name="Table1.A1" office:value-type="string">
            <text:p text:style-name="Table_20_Contents">78:54:2e:e8:8f:29</text:p>
          </table:table-cell>
          <table:table-cell table:style-name="Table1.A1" office:value-type="string">
            <text:p text:style-name="Table_20_Contents">DNS-320B</text:p>
          </table:table-cell>
          <table:table-cell table:style-name="Table1.A1" office:value-type="string">
            <text:p text:style-name="Table_20_Contents">2018/05/23 08:55:0</text:p>
          </table:table-cell>
        </table:table-row>
      </table:table>
      <text:p text:style-name="Standard"/>
      <text:p text:style-name="P1">88</text:p>
      <text:p text:style-name="P1"/>
      <text:p text:style-name="P1"/>
      <text:p text:style-name="P1"><text:bookmark text:name="tab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网卡MAC地址<text:bookmark text:name="wan_mac1"/></text:p>
          </table:table-cell>
          <table:table-cell table:style-name="Table2.A1" table:number-columns-spanned="2" office:value-type="string">
            <text:p text:style-name="Table_20_Contents">E4:6F:13:CB:74:07</text:p>
          </table:table-cell>
          <table:covered-table-cell/>
        </table:table-row>
        <table:table-row>
          <table:table-cell table:style-name="Table2.A1" office:value-type="string">
            <text:p text:style-name="Table_20_Contents">IP地址/掩码/网关<text:bookmark text:name="wan_ip1"/></text:p>
          </table:table-cell>
          <table:table-cell table:style-name="Table2.A1" table:number-columns-spanned="2" office:value-type="string">
            <text:p text:style-name="Table_20_Contents">192.168.63.140/255.255.255.0/192.168.63.1</text:p>
          </table:table-cell>
          <table:covered-table-cell/>
        </table:table-row>
        <table:table-row>
          <table:table-cell table:style-name="Table2.A1" office:value-type="string">
            <text:p text:style-name="Table_20_Contents">接收/发送数据<text:bookmark text:name="wan_zup1"/></text:p>
          </table:table-cell>
          <table:table-cell table:style-name="Table2.A1" office:value-type="string">
            <text:p text:style-name="Table_20_Contents">2691237(<text:span text:style-name="Strong_20_Emphasis">2.56 MB</text:span>)/3112694577(<text:span text:style-name="Strong_20_Emphasis">2.89 GB</text:span>)</text:p>
          </table:table-cell>
          <table:table-cell table:style-name="Table2.A1" office:value-type="string">
            <text:p text:style-name="P5">查看最近<text:a xlink:type="simple" xlink:href="http://192.168.0.1/interface.status.htm#" text:style-name="Internet_20_link" text:visited-style-name="Visited_20_Internet_20_Link">十分钟 </text:a> 的数据流量</text:p>
          </table:table-cell>
        </table:table-row>
        <table:table-row>
          <table:table-cell table:style-name="Table2.A1" office:value-type="string">
            <text:p text:style-name="Table_20_Contents">线路状态</text:p>
          </table:table-cell>
          <table:table-cell table:style-name="Table2.A1" table:number-columns-spanned="2" office:value-type="string">
            <text:p text:style-name="P6"><text:bookmark text:name="link_state1"/>正常</text:p>
          </table:table-cell>
          <table:covered-table-cell/>
        </table:table-row>
      </table:table>
      <text:p text:style-name="P1"/>
      <text:p text:style-name="Standard"/>
      <text:h text:style-name="Heading_20_3" text:outline-level="3">示例一</text:h>
      <text:p text:style-name="P4">I P 地址　192.168.0.1</text:p>
      <text:p text:style-name="P4">子网掩码　255.255.255.0</text:p>
      <text:p text:style-name="P4">AND运算(AND运算法则：1 与1 = 1 ,1 与0 = 0 ,0 与1 = 0 ,0 与0 = 0 ,即当对应位均为1时结果为1，其余为0。)</text:p>
      <text:p text:style-name="P4">转化为<text:a xlink:type="simple" xlink:href="https://baike.baidu.com/item/二进制" office:target-frame-name="_blank" xlink:show="new" text:style-name="Internet_20_link" text:visited-style-name="Visited_20_Internet_20_Link">二进制</text:a>进行运算：</text:p>
      <text:p text:style-name="P4">I P 地址　11000000.10101000.00000000.00000001</text:p>
      <text:p text:style-name="P4">子网掩码　11111111.11111111.11111111.00000000</text:p>
      <text:p text:style-name="P4">AND运算</text:p>
      <text:p text:style-name="P4">11000000.10101000.00000000.00000000</text:p>
      <text:p text:style-name="P4">转化为十进制后为：</text:p>
      <text:p text:style-name="Text_20_body">192.168.0.0</text:p>
      <text:h text:style-name="Heading_20_3" text:outline-level="3"><text:bookmark text:name="8_2"/><text:bookmark text:name="sub878_8_2"/><text:bookmark text:name="示例二"/><text:bookmark text:name="8-2"/>示例二</text:h>
      <text:p text:style-name="P4">I P 地址　192.168.0.254</text:p>
      <text:p text:style-name="P4">子网掩码　255.255.255.0</text:p>
      <text:p text:style-name="P4">AND运算</text:p>
      <text:p text:style-name="P4">转化为<text:a xlink:type="simple" xlink:href="https://baike.baidu.com/item/二进制" office:target-frame-name="_blank" xlink:show="new" text:style-name="Internet_20_link" text:visited-style-name="Visited_20_Internet_20_Link">二进制</text:a>进行运算：</text:p>
      <text:p text:style-name="P4">I P 地址　11000000.10101000.00000000.11111110</text:p>
      <text:p text:style-name="P4">子网掩码　11111111.11111111.11111111.00000000</text:p>
      <text:p text:style-name="P4">AND运算</text:p>
      <text:p text:style-name="P4">11000000.10101000.00000000.00000000</text:p>
      <text:p text:style-name="P4">转化为十进制后为：</text:p>
      <text:p text:style-name="P4">192.168.0.0</text:p>
      <text:p text:style-name="P2"><text:soft-page-break/>squish 挤压 through a sigmoid</text:p>
      <text:p text:style-name="P2">Sigmoid函数是一个在生物学中常见的S型函数，也称为S型生长曲线。 [1]<text:bookmark text:name="ref_[1]_1176976"/>  在信息科学中，由于其单增以及反函数单增等性质，Sigmoid函数常被用作神经网络的阈值函数，将变量映射到0,1之间。</text:p>
      <text:p text:style-name="P2"/>
      <text:p text:style-name="P3"><text:span text:style-name="T2">asymptotes </text:span>渐近线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08:14:41.356610738</meta:creation-date>
    <meta:editing-duration>PT19M2S</meta:editing-duration>
    <meta:editing-cycles>2</meta:editing-cycles>
    <meta:generator>LibreOffice/5.1.6.2$Linux_X86_64 LibreOffice_project/10m0$Build-2</meta:generator>
    <dc:date>2018-05-23T09:54:22.399282050</dc:date>
    <meta:document-statistic meta:table-count="2" meta:image-count="0" meta:object-count="0" meta:page-count="2" meta:paragraph-count="42" meta:word-count="292" meta:character-count="836" meta:non-whitespace-character-count="791"/>
  </office:meta>
</office:document-meta>
</file>